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2-04-05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2-03-0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2-02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3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6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5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5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8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9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2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2 0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3408" calcext:value-type="float">
            <text:p>14.31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9232" calcext:value-type="float">
            <text:p>14.42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7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2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4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1424" calcext:value-type="float">
            <text:p>14.4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2528" calcext:value-type="float">
            <text:p>14.89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8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6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3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1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3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7 14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9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3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2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4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3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9" calcext:value-type="float">
            <text:p>14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4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1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1-01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3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3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6952" calcext:value-type="float">
            <text:p>15.2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8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5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20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8 1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3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20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3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2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9408" calcext:value-type="float">
            <text:p>16.59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6048" calcext:value-type="float">
            <text:p>16.38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2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7-18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3-11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1-01-2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12-01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9-1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9-0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7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4-22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4-0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10-03-02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9-12-11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9-11-19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9-10-0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9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8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1654088212001</text:p>
          </table:table-cell>
          <table:table-cell office:value-type="string" calcext:value-type="string">
            <text:p>2008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911" meta:object-count="0"/>
    <meta:user-defined meta:name="AppVersion">3.0</meta:user-defined>
  </office:meta>
</office:document-meta>
</file>